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5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co1" style:family="table-column">
      <style:table-column-properties style:column-width="8.787cm" style:use-optimal-column-width="false"/>
    </style:style>
    <style:style style:name="co2" style:family="table-column">
      <style:table-column-properties style:column-width="13.713cm" style:use-optimal-column-width="false"/>
    </style:style>
    <style:style style:name="co3" style:family="table-column">
      <style:table-column-properties style:column-width="9.861cm" style:use-optimal-column-width="false"/>
    </style:style>
    <style:style style:name="co4" style:family="table-column">
      <style:table-column-properties style:column-width="12.815cm" style:use-optimal-column-width="false"/>
    </style:style>
    <style:style style:name="co5" style:family="table-column">
      <style:table-column-properties style:column-width="5.606cm" style:use-optimal-column-width="false"/>
    </style:style>
    <style:style style:name="co6" style:family="table-column">
      <style:table-column-properties style:column-width="12.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38cm" svg:y="13.773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Strings e Escrita Formatada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layer="layout" svg:width="16.952cm" svg:height="1.673cm" svg:x="5.5cm" svg:y="4cm">
          <draw:text-box>
            <text:list text:style-name="L2">
              <text:list-item>
                <text:p><text:s/>Diferenciar Strings de vectores de char</text:p>
              </text:list-item>
              <text:list-item>
                <text:p>Escrever dados espeficiando o formato de apresentaçã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3.36cm" svg:height="1.153cm" svg:x="3.446cm" svg:y="14.981cm">
          <draw:text-box>
            <text:p text:style-name="P2"><text:span text:style-name="T2">String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893cm" svg:height="1.153cm" svg:x="3.446cm" svg:y="2.281cm">
          <draw:text-box>
            <text:p text:style-name="P2"><text:span text:style-name="T2">Vector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17.376cm" svg:height="5.228cm" svg:x="5.5cm" svg:y="7.5cm">
          <draw:text-box>
            <text:p>Variáveis com dimensão maior que um.</text:p>
            <text:p/>
            <text:p/>
            <text:p>Sequências de blocos de memória, de tamanho e tipo igual.</text:p>
            <text:p/>
            <text:p/>
            <text:p>Permitem armazenar vários valores numa única variável.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7.11cm" svg:height="1.153cm" svg:x="3.446cm" svg:y="2.281cm">
          <draw:text-box>
            <text:p text:style-name="P2"><text:span text:style-name="T2">Vectores de char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6" draw:layer="layout" svg:width="21cm" svg:height="3.095cm" svg:x="4cm" svg:y="7.5cm">
          <draw:text-box>
            <text:p>Com conjuntos de letras criamos palavras, e com conjuntos de</text:p>
            <text:p>palavras criamos frases.</text:p>
            <text:p/>
            <text:p>Conjuntos de char (caracteres) permitem (quase) palavras.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907cm" svg:height="1.153cm" svg:x="3.446cm" svg:y="2.281cm">
          <draw:text-box>
            <text:p text:style-name="P2"><text:span text:style-name="T2">char[] ou char*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16.902cm" svg:height="2.384cm" svg:x="6cm" svg:y="8.5cm">
          <draw:text-box>
            <text:p>Um vector é um ponteiro para a primeira posição do array.</text:p>
            <text:p/>
            <text:p>char [] ou char * são sinónimos.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36cm" svg:height="1.153cm" svg:x="3.446cm" svg:y="2.281cm">
          <draw:text-box>
            <text:p text:style-name="P2"><text:span text:style-name="T2">String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18.57cm" svg:height="0.962cm" svg:x="5cm" svg:y="8.5cm">
          <draw:text-box>
            <text:p>São simples vectores de char com um terminador específico, \0.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2.792cm" svg:height="1.153cm" svg:x="3.446cm" svg:y="2.281cm">
          <draw:text-box>
            <text:p text:style-name="P2"><text:span text:style-name="T2">strlen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20.09cm" svg:height="3.806cm" svg:x="4.5cm" svg:y="8.399cm">
          <draw:text-box>
            <text:p>Permite verificar qual o tamanho de uma string.</text:p>
            <text:p/>
            <text:p/>
            <text:p>Devolve o número de caracteres que constituem a string, sem contar </text:p>
            <text:p>com o caracter terminador.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10.776cm" svg:height="1.153cm" svg:x="3.446cm" svg:y="14.981cm">
          <draw:text-box>
            <text:p text:style-name="P2"><text:span text:style-name="T2">Escrita Formatada - printf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5.184cm" svg:height="1.153cm" svg:x="3.446cm" svg:y="2.281cm">
          <draw:text-box>
            <text:p text:style-name="P2"><text:span text:style-name="T2">Formatada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18.646cm" svg:height="3.806cm" svg:x="5cm" svg:y="6.327cm">
          <draw:text-box>
            <text:p>Permite a formatação do aspecto dos dados que são impressos.</text:p>
            <text:p/>
            <text:p/>
            <text:p>Permite que os dados sejam escritos com um formato escolhido</text:p>
            <text:p>pelo programador.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1" draw:text-style-name="P1" draw:layer="layout" svg:width="14.305cm" svg:height="1.905cm" svg:x="13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9.091cm" svg:height="1.153cm" svg:x="3.446cm" svg:y="2.281cm">
          <draw:text-box>
            <text:p text:style-name="P2"><text:span text:style-name="T2">Caracteres de Escape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22.499cm" svg:height="10.43cm" svg:x="3.1cm" svg:y="6.154cm">
          <table:table table:template-name="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arácter</text:p>
              </table:table-cell>
              <table:table-cell>
                <text:p>Função</text:p>
              </table:table-cell>
            </table:table-row>
            <table:table-row table:style-name="ro1" table:default-cell-style-name="ce1">
              <table:table-cell>
                <text:p>\a</text:p>
              </table:table-cell>
              <table:table-cell>
                <text:p>Campainha de sistema</text:p>
              </table:table-cell>
            </table:table-row>
            <table:table-row table:style-name="ro1" table:default-cell-style-name="ce1">
              <table:table-cell>
                <text:p>\b</text:p>
              </table:table-cell>
              <table:table-cell>
                <text:p>backspace</text:p>
              </table:table-cell>
            </table:table-row>
            <table:table-row table:style-name="ro1" table:default-cell-style-name="ce1">
              <table:table-cell>
                <text:p>\f</text:p>
              </table:table-cell>
              <table:table-cell>
                <text:p>Formfeed</text:p>
              </table:table-cell>
            </table:table-row>
            <table:table-row table:style-name="ro1" table:default-cell-style-name="ce1">
              <table:table-cell>
                <text:p>\n</text:p>
              </table:table-cell>
              <table:table-cell>
                <text:p>New line</text:p>
              </table:table-cell>
            </table:table-row>
            <table:table-row table:style-name="ro1" table:default-cell-style-name="ce1">
              <table:table-cell>
                <text:p>\r</text:p>
              </table:table-cell>
              <table:table-cell>
                <text:p>Carriage return</text:p>
              </table:table-cell>
            </table:table-row>
            <table:table-row table:style-name="ro1" table:default-cell-style-name="ce1">
              <table:table-cell>
                <text:p>\t</text:p>
              </table:table-cell>
              <table:table-cell>
                <text:p>Tab horizontal</text:p>
              </table:table-cell>
            </table:table-row>
            <table:table-row table:style-name="ro1" table:default-cell-style-name="ce1">
              <table:table-cell>
                <text:p>\v</text:p>
              </table:table-cell>
              <table:table-cell>
                <text:p>Tab vertical</text:p>
              </table:table-cell>
            </table:table-row>
            <table:table-row table:style-name="ro1" table:default-cell-style-name="ce1">
              <table:table-cell>
                <text:p>\\, \', \” e \?</text:p>
              </table:table-cell>
              <table:table-cell>
                <text:p>Escrita literal do caracter associado</text:p>
              </table:table-cell>
            </table:table-row>
            <table:table-row table:style-name="ro1" table:default-cell-style-name="ce1">
              <table:table-cell>
                <text:p>\000, \xhh e \xhhhh</text:p>
              </table:table-cell>
              <table:table-cell>
                <text:p>Impressão de caracteres em octal, hexadecimal e UTF-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1" draw:text-style-name="P1" draw:layer="layout" svg:width="14.805cm" svg:height="1.905cm" svg:x="12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8.943cm" svg:height="1.153cm" svg:x="3.446cm" svg:y="2.281cm">
          <draw:text-box>
            <text:p text:style-name="P2"><text:span text:style-name="T2">Formatação de dad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22.675cm" svg:height="10.43cm" svg:x="2.824cm" svg:y="5.821cm">
          <table:table table:template-name="gray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Carácter (sempre com %)</text:p>
              </table:table-cell>
              <table:table-cell>
                <text:p>Formatação obtida</text:p>
              </table:table-cell>
            </table:table-row>
            <table:table-row table:style-name="ro1" table:default-cell-style-name="ce1">
              <table:table-cell>
                <text:p>c</text:p>
              </table:table-cell>
              <table:table-cell>
                <text:p>Carácter simples</text:p>
              </table:table-cell>
            </table:table-row>
            <table:table-row table:style-name="ro1" table:default-cell-style-name="ce1">
              <table:table-cell>
                <text:p>d ou i</text:p>
              </table:table-cell>
              <table:table-cell>
                <text:p>Inteiro com sinal, em decimal</text:p>
              </table:table-cell>
            </table:table-row>
            <table:table-row table:style-name="ro1" table:default-cell-style-name="ce1">
              <table:table-cell>
                <text:p>u</text:p>
              </table:table-cell>
              <table:table-cell>
                <text:p>Inteiro sem sina, em decimal</text:p>
              </table:table-cell>
            </table:table-row>
            <table:table-row table:style-name="ro1" table:default-cell-style-name="ce1">
              <table:table-cell>
                <text:p>o</text:p>
              </table:table-cell>
              <table:table-cell>
                <text:p>Inteiro sem sinal, em octal</text:p>
              </table:table-cell>
            </table:table-row>
            <table:table-row table:style-name="ro1" table:default-cell-style-name="ce1">
              <table:table-cell>
                <text:p>X ou x</text:p>
              </table:table-cell>
              <table:table-cell>
                <text:p>Inteiro sem sinal, em hexadecimal</text:p>
              </table:table-cell>
            </table:table-row>
            <table:table-row table:style-name="ro1" table:default-cell-style-name="ce1">
              <table:table-cell>
                <text:p>s</text:p>
              </table:table-cell>
              <table:table-cell>
                <text:p>string</text:p>
              </table:table-cell>
            </table:table-row>
            <table:table-row table:style-name="ro1" table:default-cell-style-name="ce1">
              <table:table-cell>
                <text:p>f</text:p>
              </table:table-cell>
              <table:table-cell>
                <text:p>float ou double, com 6 dígitos de precisão</text:p>
              </table:table-cell>
            </table:table-row>
            <table:table-row table:style-name="ro1" table:default-cell-style-name="ce1">
              <table:table-cell>
                <text:p>E ou e</text:p>
              </table:table-cell>
              <table:table-cell>
                <text:p>Float ou double, em notação científica</text:p>
              </table:table-cell>
            </table:table-row>
            <table:table-row table:style-name="ro1" table:default-cell-style-name="ce1">
              <table:table-cell>
                <text:p>G ou g</text:p>
              </table:table-cell>
              <table:table-cell>
                <text:p>Permite escolher entre e/E ou f, consoante o expoente (&lt; -3, e/E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393cm" svg:height="1.153cm" svg:x="3.446cm" svg:y="2.281cm">
          <draw:text-box>
            <text:p text:style-name="P2"><text:span text:style-name="T2">Opçõ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18.305cm" svg:height="4.859cm" svg:x="4.205cm" svg:y="6.736cm">
          <table:table table:template-name="gray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Opção</text:p>
              </table:table-cell>
              <table:table-cell>
                <text:p>Função</text:p>
              </table:table-cell>
            </table:table-row>
            <table:table-row table:style-name="ro1" table:default-cell-style-name="ce1">
              <table:table-cell>
                <text:p>-</text:p>
              </table:table-cell>
              <table:table-cell>
                <text:p>Alinha a saída à esquerda</text:p>
              </table:table-cell>
            </table:table-row>
            <table:table-row table:style-name="ro1" table:default-cell-style-name="ce1">
              <table:table-cell>
                <text:p>+</text:p>
              </table:table-cell>
              <table:table-cell>
                <text:p>Mostra o sinal dos números</text:p>
              </table:table-cell>
            </table:table-row>
            <table:table-row table:style-name="ro1" table:default-cell-style-name="ce1">
              <table:table-cell>
                <text:p>numero</text:p>
              </table:table-cell>
              <table:table-cell>
                <text:p>Define a largura a mostrar</text:p>
              </table:table-cell>
            </table:table-row>
            <table:table-row table:style-name="ro1" table:default-cell-style-name="ce1">
              <table:table-cell>
                <text:p>.</text:p>
              </table:table-cell>
              <table:table-cell>
                <text:p>Controla a precisão do resultado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566cm" svg:height="1.153cm" svg:x="3.446cm" svg:y="14.981cm">
          <draw:text-box>
            <text:p text:style-name="P2"><text:span text:style-name="T2">Exercíci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13cm" svg:height="1.153cm" svg:x="3.446cm" svg:y="14.981cm">
          <draw:text-box>
            <text:p text:style-name="P2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5</meta:editing-cycles>
    <meta:editing-duration>PT03H18M12S</meta:editing-duration>
    <meta:initial-creator>Sérgio Lopes </meta:initial-creator>
    <dc:date>2010-09-22T21:18:02</dc:date>
    <dc:creator>Sérgio Lopes </dc:creator>
    <meta:document-statistic meta:object-count="1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